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bcb1" officeooo:paragraph-rsid="000cbcb1"/>
    </style:style>
    <style:style style:name="P2" style:family="paragraph" style:parent-style-name="Standard">
      <style:paragraph-properties fo:text-align="start" style:justify-single-word="false"/>
      <style:text-properties officeooo:rsid="000cbcb1" officeooo:paragraph-rsid="000cbcb1"/>
    </style:style>
    <style:style style:name="T1" style:family="text">
      <style:text-properties officeooo:rsid="000e40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ne ABC - Ata de abertura do projeto -versão 1.0</text:p>
      <text:p text:style-name="P1"/>
      <text:p text:style-name="P2"><text:span text:style-name="T1">Aos dezoito dias do mês de novembro do ano de dois mil e dezenove, realizou-se a reunião de abertura do grupo para o desenvolvimento do projeto integrador denominado Cine ABC. Estiveram presentes os alunos </text:span>Anisberto dos Reis do Nascimento</text:p>
      <text:p text:style-name="P2">- Daniel Elyades Oliveira</text:p>
      <text:p text:style-name="P2">- Marcos Paulo Pereira da Paixão</text:p>
      <text:p text:style-name="P2">- Vinicius Araujo Lopes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9:42:23.335619900</meta:creation-date>
    <meta:generator>LibreOffice/6.2.8.2$Linux_X86_64 LibreOffice_project/20$Build-2</meta:generator>
    <dc:date>2019-11-18T19:49:05.909728948</dc:date>
    <meta:editing-duration>PT6M41S</meta:editing-duration>
    <meta:editing-cycles>4</meta:editing-cycles>
    <meta:document-statistic meta:table-count="0" meta:image-count="0" meta:object-count="0" meta:page-count="1" meta:paragraph-count="5" meta:word-count="63" meta:character-count="367" meta:non-whitespace-character-count="309"/>
  </office:meta>
</office:document-meta>
</file>